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6pt" fo:font-weight="bold" officeooo:rsid="000c90c1" officeooo:paragraph-rsid="000c90c1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2cm" fo:margin-bottom="0cm" loext:contextual-spacing="false" fo:text-align="start" style:justify-single-word="false" fo:text-indent="0cm" style:auto-text-indent="false" fo:background-color="transparent" style:writing-mode="page"/>
      <style:text-properties fo:font-size="16pt" fo:font-weight="bold" officeooo:rsid="000c90c1" officeooo:paragraph-rsid="000f5ef8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writing-mode="page"/>
      <style:text-properties fo:font-size="16pt" fo:font-weight="bold" officeooo:rsid="000c90c1" officeooo:paragraph-rsid="000f5ef8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writing-mode="page"/>
      <style:text-properties fo:font-size="16pt" fo:font-weight="bold" officeooo:rsid="00155798" officeooo:paragraph-rsid="00155798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writing-mode="page"/>
      <style:text-properties fo:font-size="16pt" fo:font-weight="bold" officeooo:rsid="00208079" officeooo:paragraph-rsid="00208079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writing-mode="page"/>
      <style:text-properties fo:font-size="16pt" fo:font-weight="bold" officeooo:rsid="00208079" officeooo:paragraph-rsid="0027dfa2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writing-mode="page"/>
      <style:text-properties fo:font-size="16pt" fo:font-weight="bold" officeooo:rsid="00208079" officeooo:paragraph-rsid="00336319" style:font-size-asian="16pt" style:font-weight-asian="bold" style:font-size-complex="16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writing-mode="page"/>
      <style:text-properties fo:font-size="16pt" fo:font-weight="bold" officeooo:rsid="00208079" officeooo:paragraph-rsid="0034fb35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0pt" fo:font-style="italic" officeooo:rsid="000c90c1" officeooo:paragraph-rsid="000c90c1" style:font-size-asian="20pt" style:font-style-asian="italic" style:font-size-complex="20pt" style:font-style-complex="italic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0pt" officeooo:rsid="000c90c1" officeooo:paragraph-rsid="000c90c1" style:font-size-asian="20pt" style:font-size-complex="20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f5ef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18665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18a7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3713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55798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974e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b5df3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cd2c2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ed08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040a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31a9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5998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6da0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7dfa2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8d6a0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aacbe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b24dd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ba6bd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e12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31421f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2d5c5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36319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4fb35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60e53" style:font-size-asian="10.5pt" style:font-weight-asian="normal" style:font-size-complex="12pt" style:font-weight-complex="normal"/>
    </style:style>
    <style:style style:name="T26" style:family="text">
      <style:text-properties officeooo:rsid="001ea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övetelmény specifikáció</text:p>
      <text:p text:style-name="P9"><text:span text:style-name="T26">The </text:span>Snail Sale</text:p>
      <text:p text:style-name="P2">1. Vezetői összefoglaló</text:p>
      <text:p text:style-name="P3"><text:span text:style-name="T2"><text:tab/>Megbízzük Önöket, hogy hozzanak létre egy, áruk és egyéb tárgyak továbbadására </text:span><text:span text:style-name="T4">használható, </text:span><text:span text:style-name="T3">szolgáló</text:span><text:span text:style-name="T2">, online</text:span><text:span text:style-name="T3">(opcionálisan offline)</text:span><text:span text:style-name="T2"> adatbázishoz csatlakozó, applikációt.</text:span></text:p>
      <text:p text:style-name="P3"><text:span text:style-name="T2"><text:s text:c="4"/></text:span><text:span text:style-name="T4">Az applikáció elsődleges célja és feladata, a vásárlók által keresett termékek megjelenítése, és lehetőség biztosítása a megkeresett és kiválasztott árucikkek megvásárlására. </text:span><text:span text:style-name="T5">Keresési lehetőséggel rendelkezzen, minden az ap</text:span><text:span text:style-name="T7">p</text:span><text:span text:style-name="T5">likációval rendelkező személy. Vásárláshoz, csak és kizárólag regisztrált felhasználóknak </text:span><text:span text:style-name="T10">legyenek</text:span><text:span text:style-name="T5"> jogaik. </text:span><text:span text:style-name="T6">Így a programban legyen lehetőség a bejelentkezésre, illetve a termékek közötti keresésre, </text:span><text:span text:style-name="T7">illetve a regisztrációra.</text:span></text:p>
      <text:p text:style-name="P4"><text:span text:style-name="T1"><text:tab/>Keresni legalább név, érték, </text:span><text:span text:style-name="T9">valamint</text:span><text:span text:style-name="T1"> név és érték alapján lehessen </text:span><text:span text:style-name="T8">az adatbázisban szereplő termékek között. </text:span><text:span text:style-name="T11">A kereső felület a főoldalon mindig legyen látható, a megkeresett és megjelenített termékektől balra, egy kis oszlopban elhelyezve, ahol a keresési lehetőségek legyenek láthatóak.</text:span></text:p>
      <text:p text:style-name="P5"><text:span text:style-name="T11"><text:tab/>A</text:span><text:span text:style-name="T1">z ablak közepén legyen látható a felhasználó által kikeresett termék, illetve a termékről az adatbázisban tárolt </text:span><text:span text:style-name="T12">információk.</text:span></text:p>
      <text:p text:style-name="P5"><text:span text:style-name="T12"><text:tab/>A megjelenített árucikktől jobbra, legyen elhelyezve a vásárlást megkezdő gomb ami megjeleníti az ehhez szükséges felületet.</text:span></text:p>
      <text:p text:style-name="P5"><text:span text:style-name="T12"><text:tab/></text:span><text:span text:style-name="T13">Jobb oldalt legyen elhelyezve egy esetlegesen </text:span><text:span text:style-name="T21">a </text:span><text:span text:style-name="T13">későbbi verziókba tervezett, termék értékelő, ahol csak és kizárólag a regisztrált felhasználók, egytől ötig tudják értékelni az adott terméket.</text:span></text:p>
      <text:p text:style-name="P5"><text:span text:style-name="T13"><text:tab/></text:span><text:span text:style-name="T14">Mind jobb és bal oldalt a felhasználói felület alatt legyen hely, esetleges reklámfelületnek, egy-egy kép formájában. </text:span><text:span text:style-name="T16">Ide a képek majd később kerülnek elhelyezésre, miután megvásárolták a reklámfelületeket.</text:span></text:p>
      <text:p text:style-name="P5"><text:span text:style-name="T14"><text:tab/></text:span><text:span text:style-name="T15">A regisztrációs felületen, kell </text:span><text:span text:style-name="T22">hogy </text:span><text:span text:style-name="T15">legyen lehetősége a felhasználónak beírnia a kívánt, de egyedi felhasználónevét, és jelszavát. </text:span><text:span text:style-name="T17">A jelszó ne legyen látható a beíráskor, illetve titkosítva kell, hogy legyenek eltárolva az adatbázisban.</text:span></text:p>
      <text:p text:style-name="P6"><text:span text:style-name="T15"><text:tab/>A bejelentkezési felületen, legyen lehetősége felhasználónak beírnia a saját és helyes felhasználónevét, és az ehhez tartozó jelszavát. </text:span><text:span text:style-name="T17">A jelszó ne legyen látható a beíráskor.</text:span></text:p>
      <text:p text:style-name="P6"><text:span text:style-name="T17"><text:tab/></text:span><text:span text:style-name="T19">Vásárlás esetén a felhasználó lássa melyik terméket választotta ki megvásárlásra, annak minden adatával együtt. A vásárláshoz szükséges adatok: név, lakcím, telefonszám, fizetési módszer. </text:span><text:span text:style-name="T20">A kért adatok beírása után legyen lehetőség ezeknek az ellenőrzésére, és miután a vásárló mindent rendben talált, legyen elmentve a rendelés az adatbázisba. A rendelés rögítése után a vásárló kapjon egy a csomag követéséhez használható kódot, ami legyen a vásárlás mellé rögzítve az adatbázisban is.</text:span></text:p>
      <text:p text:style-name="P6"><text:span text:style-name="T20"><text:tab/></text:span><text:span text:style-name="T23">Az adatbázisban tárolandó adatok a termékekről: név, érték, esetleges lejárati idő, eladó neve, készleten levő mennyiség, kategória.</text:span></text:p>
      <text:p text:style-name="P7"><text:span text:style-name="T20"><text:tab/></text:span><text:span text:style-name="T23">Az adatbázisban tárolandó adatok a felhasználókról:felhasználónév, titkosított jelszó, id.</text:span></text:p>
      <text:p text:style-name="P8"><text:span text:style-name="T23"><text:tab/>Az adatbázisban tárolandó adatok a </text:span><text:span text:style-name="T24">vásárlásról</text:span><text:span text:style-name="T23">:</text:span><text:span text:style-name="T24">vásárló neve, felhasználó neve, lakcím, telefonszám, e-mail cím, vásárlás azonosítására </text:span><text:soft-page-break/><text:span text:style-name="T24">alkalmas azonosító, </text:span><text:span text:style-name="T25">vásárolt termék(ek).<text:line-break/><text:tab/>Az adatbázis tartalma még változhat!</text:span></text:p>
      <text:p text:style-name="P1">2. Jelenlegi helyzet</text:p>
      <text:p text:style-name="P1">3. Vágyálom rendszer</text:p>
      <text:p text:style-name="P1">4. Jelenlegi üzleti folyamatok</text:p>
      <text:p text:style-name="P1">5. Igényelt üzleti folyamat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2M30S</meta:editing-duration>
    <meta:editing-cycles>41</meta:editing-cycles>
    <meta:generator>LibreOffice/5.3.0.3$Windows_x86 LibreOffice_project/7074905676c47b82bbcfbea1aeefc84afe1c50e1</meta:generator>
    <dc:date>2019-10-18T19:34:42.912000000</dc:date>
    <meta:document-statistic meta:table-count="0" meta:image-count="0" meta:object-count="0" meta:page-count="2" meta:paragraph-count="20" meta:word-count="391" meta:character-count="3062" meta:non-whitespace-character-count="2674"/>
    <meta:user-defined meta:name="Info 1"/>
    <meta:user-defined meta:name="Info 2"/>
    <meta:user-defined meta:name="Info 3"/>
    <meta:user-defined meta:name="Info 4"/>
  </office:meta>
</office:document-meta>
</file>